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volution.master.po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locations.main.po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glade.master.po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gnome-control-center.main.po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gnome-builder.main.p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rca.master.po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autilus.master.p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piphany.master.po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tk.gtk-3-24.p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tk.main.p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rasero.master.p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vince.main.p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lib.main.p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nome-calendar.main.p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nome-terminal.master.p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nome-contacts.main.p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nome-shell.main.p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nome-disk-utility.master.p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ahorse.main.p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nome-photos.master.p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nome-color-manager.master.p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nome-software.main.p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itg.master.p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nome-calculator.master.p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nome-text-editor.main.p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nome-tetravex.master.p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tem.master.p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nome-boxes.main.p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nome-nibbles.master.p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nome-maps.main.p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og.master.p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agno.master.p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ile-roller.master.p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nome-logs.master.p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nome-nettool.master.p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nome-system-monitor.master.p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nome-taquin.master.p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mple-scan.master.p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cr.master.p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nome-settings-daemon.master.p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nnections.master.p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nome-online-accounts.master.p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conf-editor.master.p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ur-in-a-row.master.p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nome-tweaks.master.p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nome-keyring.master.p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vfs.master.p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bgweather.main.p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nome-music.master.p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cker-miners.master.p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nome-dictionary.master.p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settings-desktop-schemas.master.p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sole.main.p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nome-clocks.master.p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nome-initial-setup.master.p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lks.master.p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nome-font-viewer.main.p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nity.master.p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nome-bluetooth.master.p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ome-chess.master.p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tter.main.p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ygel.master.p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cker.master.p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vhelp.main.p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obab.main.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olution-data-server.master.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dk-pixbuf.master.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lp.master.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dm.main.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ome-notes.master.ab.po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nome-klotski.master.ab.p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well-foop.master.ab.po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nome-robots.master.ab.p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nome-sudoku.master.ab.p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xdg-desktop-portal-gnome.main.ab.p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nome-characters.main.ab.p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nome-weather.main.ab.p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ive-or-more.master.ab.p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ightsoff.master.ab.p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isleriot.master.ab.p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badwaita.main.ab.p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nome-desktop.master.ab.p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nome-remote-desktop.master.ab.p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nome-user-share.master.ab.p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-spi2-core.main.ab.p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eese.master.ab.p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stream.master.ab.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o-plugins.master.ab.p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tksourceview.master.ab.po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ali.master.ab.p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tksourceview.gtksourceview-4-8.ab.po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quadrapassel.master.ab.p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nome-mines.master.ab.p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ibgdata.main.ab.p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nome-mahjongg.master.ab.po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nome-session.main.ab.p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nome-video-effects.master.ab.p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yelp-xsl.master.ab.po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itori.main.ab.p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nome-shell-extensions.main.ab.p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son-glib.master.ab.p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ibgtop.master.ab.p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bsoup.master.ab.p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rilo.master.ab.p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spell.master.ab.p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bpeas.master.ab.p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nome-menus.master.ab.p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nome-tour.master.ab.p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bgnome-games-support.master.ab.p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shi.master.ab.p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bsecret.master.ab.p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te.master.ab.p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em-pl-parser.master.ab.p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bshumate.main.ab.p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table:formula="of:=SUM([.B1:.B116])" office:value-type="float" office:value="4417" calcext:value-type="float">
            <text:p>4417</text:p>
          </table:table-cell>
        </table:table-row>
      </table:table>
      <table:named-expressions/>
      <table:database-ranges>
        <table:database-range table:name="__Anonymous_Sheet_DB__0" table:target-range-address="Sheet1.A90:Sheet1.B1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5:57:45.898634723</meta:creation-date>
    <dc:date>2022-07-28T21:32:59.048184881</dc:date>
    <meta:editing-duration>PT1H8M39S</meta:editing-duration>
    <meta:editing-cycles>5</meta:editing-cycles>
    <meta:generator>LibreOffice/7.3.4.2$Linux_X86_64 LibreOffice_project/30$Build-2</meta:generator>
    <meta:document-statistic meta:table-count="1" meta:cell-count="231" meta:object-count="0"/>
  </office:meta>
</office:document-meta>
</file>